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Lucidasans1" svg:font-family="Lucidasans"/>
    <style:font-face style:name="Nimbus Roman No9 L1" svg:font-family="'Nimbus Roman No9 L'"/>
    <style:font-face style:name="Nimbus Mono L" svg:font-family="'Nimbus Mono L'" style:font-family-generic="modern" style:font-pitch="fixed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break-before="pag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2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3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4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5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6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7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8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9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 style:list-style-name="L11">
      <style:paragraph-properties fo:text-align="start" style:justify-single-word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/>
    </style:style>
    <style:style style:name="T3" style:family="text">
      <style:text-properties fo:color="#0000ff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59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88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18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48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77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07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668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59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88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18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48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77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07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668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59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88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18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48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77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07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668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59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88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18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48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77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07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668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59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88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18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48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77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07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668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59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88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18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48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77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07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668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59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88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18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48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77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07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66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59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88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18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48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77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07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668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59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88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18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48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77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07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668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2.56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86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5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6.45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75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9.04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0.3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64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938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2.56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86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5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6.45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75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9.04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0.3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64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938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MODEL PROPOSITION FOR CHANGES - XTAL DEV <text:s/>20060217 GRENOBLE</text:p>
      <text:p text:style-name="P1"/>
      <text:p text:style-name="P1">LOCATION PACKAGE</text:p>
      <text:p text:style-name="P2">- Location with link to itself and remove location &amp; room attributes and replace with name</text:p>
      <text:p text:style-name="P2"/>
      <text:p text:style-name="P1"/>
      <text:p text:style-name="P2"><text:span text:style-name="T1">SAMPLE PACKAGE</text:span></text:p>
      <text:p text:style-name="P2">- Keep CrystalSample and transform as a subType of Sample<text:line-break/>x Add pH in SampleComponent to be able to store the pH of a Buffer</text:p>
      <text:p text:style-name="P2">x Remove link from Sample to RefContainer, a Sample is only the contents now if you want to describe the container in which it is in you have to create an Holder</text:p>
      <text:p text:style-name="P2">x Change the definition of Holder now it is a plastic labware that cannot be separated like plates, tubes,... </text:p>
      <text:p text:style-name="P2">x Remove attr code in Sample keep just attribute name to identify it</text:p>
      <text:p text:style-name="P2">x Change the mainkey of AbstractSample from serial to name (name: String [mandatory, unique key])</text:p>
      <text:p text:style-name="P2">x Add attr rowPosition, colPosition and subPosition in Sample</text:p>
      <text:p text:style-name="P2">x Remove attr positionInHolder</text:p>
      <text:p text:style-name="P2">x Move Holder class to Holder (new RefContainer) package</text:p>
      <text:p text:style-name="P2">x Remove SampleLocation</text:p>
      <text:p text:style-name="P2">x Move HolderLocation class to Holder package</text:p>
      <text:p text:style-name="P2">x Remove CrystalSample</text:p>
      <text:p text:style-name="P2">x change link Name between SampleComponent and AbstractComponent from component to refComponent<text:line-break/></text:p>
      <text:p text:style-name="P1">REFCONTAINER &gt; HOLDER PACKAGE</text:p>
      <text:p text:style-name="P2">- HolderType: description on how to use it</text:p>
      <text:p text:style-name="P2">x Rename RefContainer package to Holder package</text:p>
      <text:p text:style-name="P2">x Replace AbstractRefHolder by AbstractHolderType</text:p>
      <text:p text:style-name="P2">x Remove attr serial, holderType, capacity, catalogNum in AbstractHolderType</text:p>
      <text:p text:style-name="P2">x Change the mainkey of AbstractHolderType from serial to name</text:p>
      <text:p text:style-name="P2">x Rename RefPlateHolder to HolderType</text:p>
      <text:p text:style-name="P2">x Add attr maxSubposition, maxVolume, maxVolumeDisplayUnit, <text:span text:style-name="T2">holdHolderFlag in HolderType</text:span></text:p>
      <text:p text:style-name="P3">x Rename attr numRow to maxRow and numColumn to maxColumn in HolderType</text:p>
      <text:p text:style-name="P2">x Remove att <text:span text:style-name="T2">rowSpacing and columnSpacing, rowName and columnName in HolderType</text:span></text:p>
      <text:p text:style-name="P2">x Remove AbstractRefContainer, RefContainer, RefHolder</text:p>
      <text:p text:style-name="P2">x Rename RefCrystalContainer to PinType and make it subtype of AbstractHolderType<text:span text:style-name="T3"> </text:span></text:p>
      <text:p text:style-name="P2">x Remove attr code, serial, positionOrder and positionInHolder in Holder keep just attribute name to identify it</text:p>
      <text:p text:style-name="P2">x Change the mainkey of Holder from serial to name</text:p>
      <text:p text:style-name="P2">x Add attributes startDate, endDate, rowPosition, colPosition, subPosition in Holder</text:p>
      <text:p text:style-name="P3">x Rename link between Holder and AbstractHolderType from refHolder to holderType</text:p>
      <text:p text:style-name="P4">x Add class HolderTypePosition: definition=”description of the position in a certain holder type.” with attr serial [PK], rowPosition, colPosition, subposition, maxVolume, maxVolumeDisplayUnit</text:p>
      <text:p text:style-name="P4">x Add relationship between HolderType and HolderTypePosition</text:p>
      <text:p text:style-name="P4">x Add class HolderCategory like SampleCategory with attr namingSystem, name and details</text:p>
      <text:p text:style-name="P4">x Add link between HolderCategory and Holder and between HolderCategory and AbstractHolderType</text:p>
      <text:p text:style-name="P4">x Add class RefSamplePosition between Holder and RefSample</text:p>
      <text:list text:style-name="L1">
        <text:list-item>
          <text:list>
            <text:list-item>
              <text:p text:style-name="P5">serial</text:p>
            </text:list-item>
            <text:list-item>
              <text:p text:style-name="P5">rowPosition</text:p>
            </text:list-item>
            <text:list-item>
              <text:p text:style-name="P5">colPosition</text:p>
            </text:list-item>
            <text:list-item>
              <text:p text:style-name="P5">subPosition</text:p>
            </text:list-item>
          </text:list>
        </text:list-item>
      </text:list>
      <text:p text:style-name="P4"/>
      <text:p text:style-name="P6">EXPERIMENT &gt; ACTION PACKAGE</text:p>
      <text:p text:style-name="P4">x rename package Experiment to Action</text:p>
      <text:p text:style-name="P4">x Rename class Experiment to Action</text:p>
      <text:p text:style-name="P4">x rename class ExperimentGroup to ActionGroup</text:p>
      <text:p text:style-name="P4"/>
      <text:p text:style-name="P6">PROTOCOL</text:p>
      <text:p text:style-name="P4">x rename class ExperimentType to ActionType</text:p>
      <text:p text:style-name="P4"/>
      <text:p text:style-name="P4"/>
      <text:p text:style-name="P4"/>
      <text:p text:style-name="P7"/>
      <text:p text:style-name="P6">CRYSTALLIZATION PACKAGE</text:p>
      <text:p text:style-name="P4">- Link between Sample and Image: Most of the image doesn't have drop annotation when they are manually annotated</text:p>
      <text:p text:style-name="P4">- ActionGroup with Parameter and ParameterDefinition to define common parameters to Action</text:p>
      <text:p text:style-name="P4">x Create new package Crystallization</text:p>
      <text:p text:style-name="P4">x New Image class: links to Parameter and DropAnnotation</text:p>
      <text:list text:style-name="L2">
        <text:list-item>
          <text:list>
            <text:list-item>
              <text:p text:style-name="P8">filePath: PathString</text:p>
            </text:list-item>
          </text:list>
        </text:list-item>
      </text:list>
      <text:list text:style-name="L3">
        <text:list-item>
          <text:list>
            <text:list-item>
              <text:p text:style-name="P9">fileName: PathString</text:p>
            </text:list-item>
            <text:list-item>
              <text:p text:style-name="P9">createDate: DateTime</text:p>
            </text:list-item>
            <text:list-item>
              <text:p text:style-name="P9">mimeType: Line</text:p>
            </text:list-item>
          </text:list>
        </text:list-item>
      </text:list>
      <text:p text:style-name="P4">x New class ParameterDefinition = {imager, dimensions, resolution, zSlice, lighting, user} links to Parameter</text:p>
      <text:list text:style-name="L4">
        <text:list-item>
          <text:list>
            <text:list-item>
              <text:p text:style-name="P10">serial: Int [PK 1, frozen]</text:p>
            </text:list-item>
            <text:list-item>
              <text:p text:style-name="P10">label: String</text:p>
            </text:list-item>
            <text:list-item>
              <text:p text:style-name="P10">paramType: ParamType</text:p>
            </text:list-item>
            <text:list-item>
              <text:p text:style-name="P10">unit: Word</text:p>
            </text:list-item>
            <text:list-item>
              <text:p text:style-name="P10">displayUnit: Word</text:p>
            </text:list-item>
            <text:list-item>
              <text:p text:style-name="P10">defaultValue: Line</text:p>
            </text:list-item>
            <text:list-item>
              <text:p text:style-name="P10">minValue: Line</text:p>
            </text:list-item>
            <text:list-item>
              <text:p text:style-name="P10">maxValue: Line</text:p>
            </text:list-item>
            <text:list-item>
              <text:p text:style-name="P10">possibleValues: Line [*]</text:p>
            </text:list-item>
          </text:list>
        </text:list-item>
      </text:list>
      <text:p text:style-name="P4">x New class Parameter: links to ParameterDefinition and Image</text:p>
      <text:list text:style-name="L5">
        <text:list-item>
          <text:list>
            <text:list-item>
              <text:p text:style-name="P11">serial: Int [PK 1, frozen]</text:p>
            </text:list-item>
          </text:list>
        </text:list-item>
      </text:list>
      <text:list text:style-name="L6">
        <text:list-item>
          <text:list>
            <text:list-item>
              <text:p text:style-name="P12">value: String</text:p>
            </text:list-item>
          </text:list>
        </text:list-item>
      </text:list>
      <text:p text:style-name="P4">x New class DropAnnotation: links to Image, Sample, Software, Person and Score</text:p>
      <text:list text:style-name="L7">
        <text:list-item>
          <text:list>
            <text:list-item>
              <text:p text:style-name="P13">serial: Int [PK 1, frozen]</text:p>
            </text:list-item>
          </text:list>
        </text:list-item>
      </text:list>
      <text:list text:style-name="L8">
        <text:list-item>
          <text:list>
            <text:list-item>
              <text:p text:style-name="P14">cmdLineParams: Text</text:p>
            </text:list-item>
            <text:list-item>
              <text:p text:style-name="P14">scoreDate: DateTime</text:p>
            </text:list-item>
          </text:list>
        </text:list-item>
      </text:list>
      <text:p text:style-name="P4">x New class ScoringScheme: link to DropAnnotation</text:p>
      <text:list text:style-name="L9">
        <text:list-item>
          <text:list>
            <text:list-item>
              <text:p text:style-name="P15">name: Line</text:p>
            </text:list-item>
            <text:list-item>
              <text:p text:style-name="P15">version: Line</text:p>
            </text:list-item>
            <text:list-item>
              <text:p text:style-name="P15">details: String</text:p>
            </text:list-item>
          </text:list>
        </text:list-item>
      </text:list>
      <text:p text:style-name="P16">x New class Score: link to ScoringSchema and DropAnnotation</text:p>
      <text:list text:style-name="L10">
        <text:list-item>
          <text:p text:style-name="P17">serial: Int [PK 1, frozen]</text:p>
        </text:list-item>
        <text:list-item>
          <text:p text:style-name="P17">name: Line</text:p>
        </text:list-item>
      </text:list>
      <text:list text:style-name="L11">
        <text:list-item>
          <text:p text:style-name="P18">value: Int</text:p>
        </text:list-item>
        <text:list-item>
          <text:p text:style-name="P18">details: Str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Lucidasans1" svg:font-family="Lucidasans"/>
    <style:font-face style:name="Nimbus Roman No9 L1" svg:font-family="'Nimbus Roman No9 L'"/>
    <style:font-face style:name="Nimbus Mono L" svg:font-family="'Nimbus Mono L'" style:font-family-generic="modern" style:font-pitch="fixed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Nimbus Sans L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Roman No9 L1" fo:font-size="10pt" style:font-name-asian="Nimbus Mono L" style:font-size-asian="10pt" style:font-name-complex="Nimbus Mono L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5-11-16T10:30:31</meta:creation-date>
    <dc:date>2006-03-10T16:28:10</dc:date>
    <dc:language>en-US</dc:language>
    <meta:editing-cycles>198</meta:editing-cycles>
    <meta:editing-duration>P1DT4H51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2" meta:word-count="570" meta:character-count="3949"/>
  </office:meta>
</office:document-meta>
</file>